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517DCE464D87F4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3.597cm, 6.017cm, 2.681cm, 9.49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as-char" svg:width="25.892cm" svg:height="17.083cm" draw:z-index="0"><draw:image xlink:href="Pictures/100000000000078000000438517DCE464D87F47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0:42:47.136000000</meta:creation-date>
    <dc:date>2017-04-08T00:44:32.745000000</dc:date>
    <meta:editing-duration>PT1M45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5.3.1.2$Windows_x86 LibreOffice_project/e80a0e0fd1875e1696614d24c32df0f95f03deb2</meta:generator>
  </office:meta>
</office:document-meta>
</file>